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8792in" table:align="right"/>
    </style:style>
    <style:style style:name="Table3.A" style:family="table-column">
      <style:table-column-properties style:column-width="2.2569in"/>
    </style:style>
    <style:style style:name="Table3.B" style:family="table-column">
      <style:table-column-properties style:column-width="2.3146in"/>
    </style:style>
    <style:style style:name="Table3.C" style:family="table-column">
      <style:table-column-properties style:column-width="2.307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19ac" officeooo:paragraph-rsid="001419a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19ac" officeooo:paragraph-rsid="001419a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419ac" officeooo:paragraph-rsid="001419a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419ac" officeooo:paragraph-rsid="001419ac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5f1f4" officeooo:paragraph-rsid="0015f1f4" style:font-size-asian="20pt" style:font-weight-asian="bold" style:font-size-complex="20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.1866in" fo:margin-right="0in" fo:text-align="center" style:justify-single-word="false" fo:text-indent="0in" style:auto-text-indent="false" style:page-number="auto" fo:background-color="transparent"/>
      <style:text-properties fo:font-size="18pt" style:text-underline-style="none" fo:font-weight="bold" officeooo:rsid="001419ac" officeooo:paragraph-rsid="001419a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1419ac" officeooo:paragraph-rsid="001419ac" style:font-size-asian="12.25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1419ac" officeooo:paragraph-rsid="001419ac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officeooo:rsid="0015f1f4" officeooo:paragraph-rsid="0015f1f4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419ac" officeooo:paragraph-rsid="001419ac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419ac" officeooo:paragraph-rsid="001419ac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5f1f4" officeooo:paragraph-rsid="0015f1f4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429in" fo:min-width="0.1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BRARY MANAGEMENT SYSTEM</text:p>
      <text:p text:style-name="P1"/>
      <text:p text:style-name="P5">Schema Diagram :</text:p>
      <text:p text:style-name="P1"/>
      <text:p text:style-name="P1"/>
      <text:p text:style-name="P2">STUDENT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8"><draw:line text:anchor-type="paragraph" draw:z-index="17" draw:name="Shape18" draw:style-name="gr1" draw:text-style-name="P13" svg:x1="0.652in" svg:y1="0.9906in" svg:x2="0.6402in" svg:y2="0.4807in"><text:p/></draw:line>Student ID</text:p>
          </table:table-cell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1">Mobile</text:p>
          </table:table-cell>
          <table:table-cell table:style-name="Table2.A1" office:value-type="string">
            <text:p text:style-name="P11">Email</text:p>
          </table:table-cell>
          <table:table-cell table:style-name="Table2.A1" office:value-type="string">
            <text:p text:style-name="P11">No Of Books Borrowed</text:p>
          </table:table-cell>
          <table:table-cell table:style-name="Table2.F1" office:value-type="string">
            <text:p text:style-name="P11">Fine amount</text:p>
          </table:table-cell>
        </table:table-row>
      </table:table>
      <text:p text:style-name="P2"/>
      <text:p text:style-name="P2"><draw:line text:anchor-type="paragraph" draw:z-index="15" draw:name="Shape16" draw:style-name="gr1" draw:text-style-name="P13" svg:x1="7.1831in" svg:y1="4.4646in" svg:x2="7.1602in" svg:y2="0.2165in"><text:p/></draw:line><draw:line text:anchor-type="paragraph" draw:z-index="16" draw:name="Shape17" draw:style-name="gr1" draw:text-style-name="P13" svg:x1="7.1602in" svg:y1="0.2169in" svg:x2="0.6902in" svg:y2="0.2161in"><text:p/></draw:line></text:p>
      <text:p text:style-name="P2"/>
      <text:p text:style-name="P2">BOOK</text:p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7">Book ID</text:p>
            </table:table-cell>
            <table:table-cell table:style-name="Table1.A1" office:value-type="string">
              <text:p text:style-name="P10">Title</text:p>
            </table:table-cell>
            <table:table-cell table:style-name="Table1.A1" office:value-type="string">
              <text:p text:style-name="P10">Publisher</text:p>
            </table:table-cell>
            <table:table-cell table:style-name="Table1.A1" office:value-type="string">
              <text:p text:style-name="P10">Copies</text:p>
            </table:table-cell>
            <table:table-cell table:style-name="Table1.E1" office:value-type="string">
              <text:p text:style-name="P10">Available</text:p>
            </table:table-cell>
          </table:table-row>
        </table:table-header-rows>
      </table:table>
      <text:p text:style-name="P1"><draw:line text:anchor-type="paragraph" draw:z-index="4" draw:name="Shape5" draw:style-name="gr1" draw:text-style-name="P13" svg:x1="0.713in" svg:y1="0.4075in" svg:x2="0.702in" svg:y2="0.002in"><text:p/></draw:line><draw:line text:anchor-type="paragraph" draw:z-index="8" draw:name="Shape9" draw:style-name="gr1" draw:text-style-name="P13" svg:x1="3.5492in" svg:y1="0.5689in" svg:x2="3.5492in" svg:y2="0.0016in"><text:p/></draw:line><draw:custom-shape text:anchor-type="paragraph" draw:z-index="18" draw:name="Shape19" draw:style-name="gr3" svg:width="0.278in" svg:height="0.128in" svg:x="3.4102in" svg:y="0.024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<draw:line text:anchor-type="paragraph" draw:z-index="2" draw:name="Shape3" draw:style-name="gr2" draw:text-style-name="P14" svg:x1="-0.2472in" svg:y1="3.002in" svg:x2="-0.2472in" svg:y2="0.1201in"><text:p/></draw:line><draw:line text:anchor-type="paragraph" draw:z-index="3" draw:name="Shape4" draw:style-name="gr1" draw:text-style-name="P13" svg:x1="-0.2472in" svg:y1="0.1201in" svg:x2="0.713in" svg:y2="0.1201in"><text:p/></draw:line><draw:line text:anchor-type="paragraph" draw:z-index="9" draw:name="Shape10" draw:style-name="gr1" draw:text-style-name="P13" svg:x1="3.5492in" svg:y1="0.2811in" svg:x2="-0.1083in" svg:y2="0.2929in"><text:p/></draw:line></text:p>
      <text:p text:style-name="P1"><draw:line text:anchor-type="paragraph" draw:z-index="10" draw:name="Shape11" draw:style-name="gr1" draw:text-style-name="P13" svg:x1="-0.1083in" svg:y1="0.0055in" svg:x2="-0.1201in" svg:y2="1.2091in"><text:p/></draw:line></text:p>
      <text:p text:style-name="P2">PUBLISHER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"><draw:line text:anchor-type="paragraph" draw:z-index="12" draw:name="Shape13" draw:style-name="gr1" draw:text-style-name="P13" svg:x1="0.9764in" svg:y1="0.5953in" svg:x2="0.9654in" svg:y2="0.2598in"><text:p/></draw:line>Name</text:p>
            </table:table-cell>
            <table:table-cell table:style-name="Table3.A1" office:value-type="string">
              <text:p text:style-name="P11">Address</text:p>
            </table:table-cell>
            <table:table-cell table:style-name="Table3.C1" office:value-type="string">
              <text:p text:style-name="P11">Phone</text:p>
            </table:table-cell>
          </table:table-row>
        </table:table-header-rows>
      </table:table>
      <text:p text:style-name="P3"/>
      <text:p text:style-name="P2"><draw:line text:anchor-type="paragraph" draw:z-index="11" draw:name="Shape12" draw:style-name="gr1" draw:text-style-name="P13" svg:x1="-0.1201in" svg:y1="0.0453in" svg:x2="1.0606in" svg:y2="0.0453in"><text:p/></draw:line></text:p>
      <text:p text:style-name="P2"/>
      <text:p text:style-name="P2">ISSUE</text:p>
      <table:table table:name="Table4" table:style-name="Table4">
        <table:table-column table:style-name="Table4.A" table:number-columns-repeated="4"/>
        <table:table-header-rows>
          <table:table-row>
            <table:table-cell table:style-name="Table4.A1" office:value-type="string">
              <text:p text:style-name="P9">Book ID</text:p>
            </table:table-cell>
            <table:table-cell table:style-name="Table4.A1" office:value-type="string">
              <text:p text:style-name="P9">Student ID</text:p>
            </table:table-cell>
            <table:table-cell table:style-name="Table4.A1" office:value-type="string">
              <text:p text:style-name="P12">Issue Date</text:p>
            </table:table-cell>
            <table:table-cell table:style-name="Table4.D1" office:value-type="string">
              <text:p text:style-name="P12">Return Date</text:p>
            </table:table-cell>
          </table:table-row>
        </table:table-header-rows>
      </table:table>
      <text:p text:style-name="P3"><draw:line text:anchor-type="paragraph" draw:z-index="0" draw:name="Shape1" draw:style-name="gr1" draw:text-style-name="P13" svg:x1="1.1307in" svg:y1="0.0047in" svg:x2="1.1307in" svg:y2="0.3748in"><text:p/></draw:line><draw:line text:anchor-type="paragraph" draw:z-index="13" draw:name="Shape14" draw:style-name="gr1" draw:text-style-name="P13" svg:x1="2.7161in" svg:y1="0.4091in" svg:x2="2.7161in" svg:y2="0.0043in"><text:p/></draw:line><draw:custom-shape text:anchor-type="paragraph" draw:z-index="19" draw:name="Shape19" draw:style-name="gr3" svg:width="0.278in" svg:height="0.128in" svg:x="2.5772in" svg:y="0.0252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0" draw:name="Shape19" draw:style-name="gr3" svg:width="0.278in" svg:height="0.128in" svg:x="0.9799in" svg:y="0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6"><draw:line text:anchor-type="paragraph" draw:z-index="1" draw:name="Shape2" draw:style-name="gr1" draw:text-style-name="P13" svg:x1="1.1307in" svg:y1="0.0874in" svg:x2="-0.2472in" svg:y2="0.0992in"><text:p/></draw:line><draw:line text:anchor-type="paragraph" draw:z-index="5" draw:name="Shape6" draw:style-name="gr1" draw:text-style-name="P13" svg:x1="-0.2472in" svg:y1="0.0992in" svg:x2="-0.2472in" svg:y2="1.5685in"><text:p/></draw:line><draw:line text:anchor-type="paragraph" draw:z-index="14" draw:name="Shape15" draw:style-name="gr1" draw:text-style-name="P13" svg:x1="2.7161in" svg:y1="0.1213in" svg:x2="7.1835in" svg:y2="0.1102in"><text:p/></draw:line></text:p>
      <text:p text:style-name="P2"/>
      <text:p text:style-name="P2">AUTHOR</text:p>
      <table:table table:name="Table5" table:style-name="Table5">
        <table:table-column table:style-name="Table5.A" table:number-columns-repeated="3"/>
        <table:table-header-rows>
          <table:table-row>
            <table:table-cell table:style-name="Table5.A1" office:value-type="string">
              <text:p text:style-name="P9"><draw:line text:anchor-type="paragraph" draw:z-index="7" draw:name="Shape8" draw:style-name="gr1" draw:text-style-name="P13" svg:x1="3.3953in" svg:y1="0.6555in" svg:x2="3.3835in" svg:y2="0.2618in"><text:p/></draw:line><draw:custom-shape text:anchor-type="paragraph" draw:z-index="21" draw:name="Shape19" draw:style-name="gr3" svg:width="0.278in" svg:height="0.128in" svg:x="3.2453in" svg:y="0.2547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Author Name</text:p>
            </table:table-cell>
            <table:table-cell table:style-name="Table5.A1" office:value-type="string">
              <text:p text:style-name="P9">Book ID</text:p>
            </table:table-cell>
            <table:table-cell table:style-name="Table5.C1" office:value-type="string">
              <text:p text:style-name="P12">Category</text:p>
            </table:table-cell>
          </table:table-row>
        </table:table-header-rows>
      </table:table>
      <text:p text:style-name="P1"/>
      <text:p text:style-name="P1"><draw:line text:anchor-type="paragraph" draw:z-index="6" draw:name="Shape7" draw:style-name="gr1" draw:text-style-name="P13" svg:x1="-0.2472in" svg:y1="0.1173in" svg:x2="3.4335in" svg:y2="0.1055in"><text:p/></draw:lin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45:12.814000000</meta:creation-date>
    <dc:date>2017-11-05T23:17:22.418000000</dc:date>
    <meta:editing-duration>PT9M17S</meta:editing-duration>
    <meta:editing-cycles>1</meta:editing-cycles>
    <meta:document-statistic meta:table-count="5" meta:image-count="0" meta:object-count="0" meta:page-count="1" meta:paragraph-count="28" meta:word-count="44" meta:character-count="244" meta:non-whitespace-character-count="228"/>
    <meta:generator>LibreOffice/5.2.4.2$Windows_X86_64 LibreOffice_project/3d5603e1122f0f102b62521720ab13a38a4e0eb0</meta:generator>
  </office:meta>
</office:document-meta>
</file>